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noeyFuturamerlincom1" svg:font-family="AnoeyFuturamerlincom"/>
    <style:font-face style:name="Helvetica-Light" svg:font-family="Helvetica-Light" style:font-family-generic="swiss"/>
    <style:font-face style:name="VL-Gothic-Regular" svg:font-family="VL-Gothic-Regular" style:font-family-generic="swiss"/>
    <style:font-face style:name="AnoeyFuturamerlincom" svg:font-family="AnoeyFuturamerlincom" style:font-pitch="variable"/>
    <style:font-face style:name="AnoeyTuinelanFuturamerlincom" svg:font-family="AnoeyTuinelanFuturamerlincom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74in"/>
    </style:style>
    <style:style style:name="co2" style:family="table-column">
      <style:table-column-properties fo:break-before="auto" style:column-width="0.3591in"/>
    </style:style>
    <style:style style:name="co3" style:family="table-column">
      <style:table-column-properties fo:break-before="auto" style:column-width="0.3091in"/>
    </style:style>
    <style:style style:name="co4" style:family="table-column">
      <style:table-column-properties fo:break-before="auto" style:column-width="0.7835in"/>
    </style:style>
    <style:style style:name="co5" style:family="table-column">
      <style:table-column-properties fo:break-before="auto" style:column-width="1.9516in"/>
    </style:style>
    <style:style style:name="co6" style:family="table-column">
      <style:table-column-properties fo:break-before="auto" style:column-width="0.5154in"/>
    </style:style>
    <style:style style:name="co7" style:family="table-column">
      <style:table-column-properties fo:break-before="auto" style:column-width="0.3602in"/>
    </style:style>
    <style:style style:name="co8" style:family="table-column">
      <style:table-column-properties fo:break-before="auto" style:column-width="0.502in"/>
    </style:style>
    <style:style style:name="co9" style:family="table-column">
      <style:table-column-properties fo:break-before="auto" style:column-width="0.3201in"/>
    </style:style>
    <style:style style:name="co10" style:family="table-column">
      <style:table-column-properties fo:break-before="auto" style:column-width="0.319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64in" fo:break-before="auto" style:use-optimal-row-height="tru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4209in" fo:break-before="auto" style:use-optimal-row-height="true"/>
    </style:style>
    <style:style style:name="ro7" style:family="table-row">
      <style:table-row-properties style:row-height="0.6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99cc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800000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ext-properties style:font-name="Liberation Sans" fo:font-style="italic" fo:font-weight="normal" style:font-name-asian="AR PL UMing HK" style:font-style-asian="italic" style:font-weight-asian="normal" style:font-name-complex="DejaVu Sans" style:font-style-complex="italic" style:font-weight-complex="normal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0000"/>
      <style:text-properties fo:color="#800000"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fo:color="#800000" fo:font-weight="normal" style:font-weight-asian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Liberation Sans" fo:font-weight="normal" style:font-name-asian="AR PL UMing HK" style:font-weight-asian="normal" style:font-name-complex="DejaVu Sans" style:font-weight-complex="normal"/>
    </style:style>
    <style:style style:name="ce16" style:family="table-cell" style:parent-style-name="Default">
      <style:text-properties style:font-name="Liberation Sans" fo:font-weight="normal" style:font-name-asian="AR PL UMing HK" style:font-weight-asian="normal" style:font-name-complex="DejaVu Sans" style:font-weight-complex="normal"/>
    </style:style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#000000"/>
      <style:text-properties fo:color="#800000"/>
    </style:style>
    <style:style style:name="ce20" style:family="table-cell" style:parent-style-name="Default" style:data-style-name="N100">
      <style:table-cell-properties fo:background-color="transparent"/>
      <style:text-properties fo:color="#800000"/>
    </style:style>
    <style:style style:name="ce21" style:family="table-cell" style:parent-style-name="Default" style:data-style-name="N100">
      <style:table-cell-properties fo:wrap-option="no-wrap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000000"/>
      <style:text-properties fo:color="#800000"/>
    </style:style>
    <style:style style:name="ce24" style:family="table-cell" style:parent-style-name="Default">
      <style:table-cell-properties fo:background-color="transparent"/>
      <style:text-properties fo:color="#800000"/>
    </style:style>
    <style:style style:name="ce2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</style:style>
    <style:style style:name="ce26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font-name="AnoeyFuturamerlincom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style:font-name="AnoeyTuinelanFuturamerlincom"/>
    </style:style>
    <style:style style:name="ce30" style:family="table-cell" style:parent-style-name="Default">
      <style:text-properties style:font-name="Liberation Sans" style:font-name-asian="AR PL UMing HK" style:font-name-complex="DejaVu Sans"/>
    </style:style>
    <style:style style:name="ce31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oeyFuturamerlincom1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fo:background-color="#000000"/>
    </style:style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transparent"/>
      <style:text-properties style:use-window-font-color="true"/>
    </style:style>
    <style:style style:name="ce37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fo:language="zxx" fo:country="none" style:letter-kerning="true" style:language-asian="zxx" style:country-asian="none"/>
    </style:style>
    <style:style style:name="T4" style:family="text">
      <style:text-properties fo:font-size="10pt" fo:language="zxx" fo:country="none" style:letter-kerning="true" style:font-size-asian="10pt" style:language-asian="zxx" style:country-asian="none" style:font-size-complex="10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0"/>
        <table:table-column table:style-name="co3" table:default-cell-style-name="ce10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ce10"/>
        <table:table-column table:style-name="co9" table:number-columns-repeated="22" table:default-cell-style-name="Default"/>
        <table:table-column table:style-name="co10" table:default-cell-style-name="Default"/>
        <table:table-column table:style-name="co11" table:number-columns-repeated="991" table:default-cell-style-name="Default"/>
        <table:table-row table:style-name="ro1">
          <table:table-cell table:style-name="ce1" office:value-type="string">
            <text:p>Release ID</text:p>
          </table:table-cell>
          <table:table-cell table:style-name="ce2" office:value-type="string">
            <text:p>Original series</text:p>
          </table:table-cell>
          <table:table-cell table:style-name="ce2" office:value-type="string">
            <text:p>New series</text:p>
          </table:table-cell>
          <table:table-cell table:style-name="ce17" office:value-type="string">
            <text:p>Date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dentifier</text:p>
          </table:table-cell>
          <table:table-cell table:style-name="ce1" office:value-type="string">
            <text:p>Medium</text:p>
          </table:table-cell>
          <table:table-cell table:style-name="ce2" office:value-type="string">
            <text:p>Web ZIP ID</text:p>
          </table:table-cell>
          <table:table-cell table:style-name="ce1" office:value-type="string">
            <text:p>Track list / release page (begun/finished?)</text:p>
          </table:table-cell>
          <table:table-cell table:style-name="ce32" office:value-type="string">
            <text:p>Individual work pages (begun/finished?)</text:p>
          </table:table-cell>
          <table:table-cell table:style-name="ce32" office:value-type="string">
            <text:p>original.tar.bz2</text:p>
          </table:table-cell>
          <table:table-cell table:style-name="ce32" office:value-type="string">
            <text:p>ALAC</text:p>
          </table:table-cell>
          <table:table-cell table:style-name="ce32" office:value-type="string">
            <text:p>FLAC</text:p>
          </table:table-cell>
          <table:table-cell table:style-name="ce32" office:value-type="string">
            <text:p>Artwork PNGs</text:p>
          </table:table-cell>
          <table:table-cell table:style-name="ce32" office:value-type="string">
            <text:p>Thumb PNGs</text:p>
          </table:table-cell>
          <table:table-cell table:style-name="ce32" office:value-type="string">
            <text:p>webzip.tar.bz2</text:p>
          </table:table-cell>
          <table:table-cell table:style-name="ce32" office:value-type="string">
            <text:p>artzip.tar.bz2</text:p>
          </table:table-cell>
          <table:table-cell table:style-name="ce32" office:value-type="string">
            <text:p>relsrc.tar.bz2</text:p>
          </table:table-cell>
          <table:table-cell table:style-name="ce32" office:value-type="string">
            <text:p>artsrc.tar.bz2</text:p>
          </table:table-cell>
          <table:table-cell table:style-name="ce32" office:value-type="string">
            <text:p>last.tar.bz2</text:p>
          </table:table-cell>
          <table:table-cell table:style-name="ce32" office:value-type="string">
            <text:p>WARC</text:p>
          </table:table-cell>
          <table:table-cell table:style-name="ce32" office:value-type="string">
            <text:p>Video</text:p>
          </table:table-cell>
          <table:table-cell table:style-name="ce32" office:value-type="string">
            <text:p>vidsrc.tar.bz2</text:p>
          </table:table-cell>
          <table:table-cell table:style-name="ce32" office:value-type="string">
            <text:p>xldrip.tar.bz2</text:p>
          </table:table-cell>
          <table:table-cell table:style-name="ce32" office:value-type="string">
            <text:p>rrip.tar.bz2</text:p>
          </table:table-cell>
          <table:table-cell table:style-name="ce32" office:value-type="string">
            <text:p>image.tar.bz2</text:p>
          </table:table-cell>
          <table:table-cell table:style-name="ce32" office:value-type="string">
            <text:p>cassetterip.tar.bz2</text:p>
          </table:table-cell>
          <table:table-cell table:style-name="ce32" office:value-type="string">
            <text:p>files.tar.bz2</text:p>
          </table:table-cell>
          <table:table-cell table:style-name="ce32" office:value-type="string">
            <text:p>physicalartsrc.tar.bz2</text:p>
          </table:table-cell>
          <table:table-cell table:style-name="ce32" office:value-type="string">
            <text:p>physicalart.tar.bz2</text:p>
          </table:table-cell>
          <table:table-cell table:style-name="ce32" office:value-type="string">
            <text:p>physicalmedia.tar.bz2</text:p>
          </table:table-cell>
          <table:table-cell table:style-name="ce32" office:value-type="string">
            <text:p>manufacturingresources.tar.bz2</text:p>
          </table:table-cell>
          <table:table-cell table:style-name="ce32" office:value-type="string">
            <text:p>Extras</text:p>
          </table:table-cell>
          <table:table-cell table:style-name="ce37" office:value-type="string">
            <text:p>Notes</text:p>
          </table:table-cell>
          <table:table-cell table:style-name="ce2" table:number-columns-repeated="990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1" office:value-type="string">
            <text:p>Individual work pages (begun/finished?)</text:p>
          </table:table-cell>
          <table:table-cell table:number-columns-repeated="3"/>
          <table:table-cell table:style-name="ce1" office:value-type="string">
            <text:p>Artwork PNGs</text:p>
          </table:table-cell>
          <table:table-cell table:number-columns-repeated="3"/>
          <table:table-cell table:style-name="ce2" office:value-type="string">
            <text:p>relsrc.tar.bz2</text:p>
          </table:table-cell>
          <table:table-cell table:number-columns-repeated="3"/>
          <table:table-cell table:style-name="ce2" office:value-type="string">
            <text:p>Video</text:p>
          </table:table-cell>
          <table:table-cell table:number-columns-repeated="3"/>
          <table:table-cell table:style-name="ce2" office:value-type="string">
            <text:p>image.tar.bz2</text:p>
          </table:table-cell>
          <table:table-cell table:number-columns-repeated="3"/>
          <table:table-cell table:style-name="ce2" office:value-type="string">
            <text:p>physicalart.tar.bz2</text:p>
          </table:table-cell>
          <table:table-cell table:number-columns-repeated="994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ce2" office:value-type="string">
            <text:p>original.tar.bz2</text:p>
          </table:table-cell>
          <table:table-cell table:number-columns-repeated="3"/>
          <table:table-cell table:style-name="ce1" office:value-type="string">
            <text:p>Thumb PNGs</text:p>
          </table:table-cell>
          <table:table-cell table:number-columns-repeated="3"/>
          <table:table-cell table:style-name="ce2" office:value-type="string">
            <text:p>artsrc.tar.bz2</text:p>
          </table:table-cell>
          <table:table-cell table:number-columns-repeated="3"/>
          <table:table-cell table:style-name="ce2" office:value-type="string">
            <text:p>vidsrc.tar.bz2</text:p>
          </table:table-cell>
          <table:table-cell table:number-columns-repeated="3"/>
          <table:table-cell table:style-name="ce2" office:value-type="string">
            <text:p>cassetterip.tar.bz2</text:p>
          </table:table-cell>
          <table:table-cell table:number-columns-repeated="3"/>
          <table:table-cell table:style-name="ce2" office:value-type="string">
            <text:p>physicalmedia.tar.bz2</text:p>
          </table:table-cell>
          <table:table-cell table:number-columns-repeated="99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2" office:value-type="string">
            <text:p>ALAC</text:p>
          </table:table-cell>
          <table:table-cell table:number-columns-repeated="3"/>
          <table:table-cell table:style-name="ce2" office:value-type="string">
            <text:p>webzip.tar.bz2</text:p>
          </table:table-cell>
          <table:table-cell table:number-columns-repeated="3"/>
          <table:table-cell table:style-name="ce2" office:value-type="string">
            <text:p>last.tar.bz2</text:p>
          </table:table-cell>
          <table:table-cell table:number-columns-repeated="3"/>
          <table:table-cell table:style-name="ce2" office:value-type="string">
            <text:p>xldrip.tar.bz2</text:p>
          </table:table-cell>
          <table:table-cell table:number-columns-repeated="3"/>
          <table:table-cell table:style-name="ce2" office:value-type="string">
            <text:p>files.tar.bz2</text:p>
          </table:table-cell>
          <table:table-cell table:number-columns-repeated="3"/>
          <table:table-cell table:style-name="ce2" office:value-type="string">
            <text:p>manufacturingresources.tar.bz2</text:p>
          </table:table-cell>
          <table:table-cell table:style-name="ce2"/>
          <table:table-cell table:number-columns-repeated="991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table:style-name="ce1" office:value-type="string">
            <text:p>FLAC</text:p>
          </table:table-cell>
          <table:table-cell table:number-columns-repeated="3"/>
          <table:table-cell table:style-name="ce2" office:value-type="string">
            <text:p>artzip.tar.bz2</text:p>
          </table:table-cell>
          <table:table-cell table:number-columns-repeated="3"/>
          <table:table-cell table:style-name="ce2" office:value-type="string">
            <text:p>warc.tar.bz2</text:p>
          </table:table-cell>
          <table:table-cell table:number-columns-repeated="3"/>
          <table:table-cell table:style-name="ce2" office:value-type="string">
            <text:p>rrip.tar.bz2</text:p>
          </table:table-cell>
          <table:table-cell table:number-columns-repeated="3"/>
          <table:table-cell table:style-name="ce2" office:value-type="string">
            <text:p>physicalartsrc.tar.bz2</text:p>
          </table:table-cell>
          <table:table-cell table:number-columns-repeated="3"/>
          <table:table-cell table:style-name="ce2" office:value-type="string">
            <text:p>Extras</text:p>
          </table:table-cell>
          <table:table-cell table:number-columns-repeated="991"/>
        </table:table-row>
        <table:table-row table:style-name="ro1" table:visibility="collapse">
          <table:table-cell/>
          <table:table-cell table:style-name="ce2" office:value-type="string">
            <text:p>RELEASE TYPE</text:p>
          </table:table-cell>
          <table:table-cell table:style-name="ce2"/>
          <table:table-cell table:style-name="ce17"/>
          <table:table-cell table:style-name="ce2" office:value-type="string">
            <text:p>MAPS TO (note that not all mappings apply for every release)</text:p>
          </table:table-cell>
          <table:table-cell table:number-columns-repeated="6"/>
          <table:table-cell table:style-name="ce2" table:number-columns-repeated="5"/>
          <table:table-cell table:style-name="ce34" table:number-columns-repeated="7"/>
          <table:table-cell table:style-name="ce35" table:number-columns-repeated="3"/>
          <table:table-cell table:number-columns-repeated="998"/>
        </table:table-row>
        <table:table-row table:style-name="ro1" table:visibility="collapse">
          <table:table-cell/>
          <table:table-cell table:style-name="ce7" office:value-type="string">
            <text:p>Electronic medium (ALAC)</text:p>
          </table:table-cell>
          <table:table-cell table:number-columns-repeated="14"/>
          <table:table-cell table:style-name="ce35" table:number-columns-repeated="9"/>
          <table:table-cell table:style-name="ce36"/>
          <table:table-cell table:number-columns-repeated="998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>
            <text:p>Original ALAC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>
            <text:p>(Transcoded FLAC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>
            <text:p>Electronic medium (FLAC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>
            <text:p>(Original FLAC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>
            <text:p>Electronic medium (MP3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>
            <text:p>(Transcoded FLAC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>
            <text:p>Electronic medium (Web video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>
            <text:p>Video and metadata WARC (warc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>
            <text:p>Video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>
            <text:p>Digital video source files (vidsrc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>
            <text:p>Electronic medium (other video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>
            <text:p>Video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>
            <text:p>Digital video source files (vidsrc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8" office:value-type="string">
            <text:p>Electronic medium (other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8"/>
          <table:table-cell table:number-columns-repeated="2"/>
          <table:table-cell office:value-type="string">
            <text:p>(Transcoded FLAC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>
            <text:p>CD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>
            <text:p>XLD rip (xldrip.tar.bz2)</text:p>
          </table:table-cell>
          <table:table-cell table:number-columns-repeated="1019"/>
        </table:table-row>
        <table:table-row table:style-name="ro2" table:visibility="collapse">
          <table:table-cell/>
          <table:table-cell table:style-name="ce7"/>
          <table:table-cell table:number-columns-repeated="2"/>
          <table:table-cell office:value-type="string">
            <text:p>Rubyripper rip (rrip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>
            <text:p>Disk image (image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>
            <text:p>Cassette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>
            <text:p>Digital transfer (cassetterip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>
            <text:p>Data (DVD/CD/Floppy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9"/>
          <table:table-cell table:number-columns-repeated="2"/>
          <table:table-cell office:value-type="string">
            <text:p>Disk image (image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9"/>
          <table:table-cell table:number-columns-repeated="2"/>
          <table:table-cell office:value-type="string">
            <text:p>File contents (files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9" office:value-type="string">
            <text:p>(physical media types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9"/>
          <table:table-cell table:number-columns-repeated="2"/>
          <table:table-cell office:value-type="string">
            <text:p>Media artwork source scans / photographs (physicalartsrc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9"/>
          <table:table-cell table:number-columns-repeated="2"/>
          <table:table-cell office:value-type="string">
            <text:p>Media artwork scans / photographs (physicalart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9"/>
          <table:table-cell table:number-columns-repeated="2"/>
          <table:table-cell office:value-type="string">
            <text:p>Media scans / photographs (physicalmedia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9"/>
          <table:table-cell table:number-columns-repeated="2"/>
          <table:table-cell office:value-type="string">
            <text:p>Digital manufacturing process files (artwork, audio, etc.) (manufacturingresources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>
            <text:p>(all types)</text:p>
          </table:table-cell>
          <table:table-cell table:number-columns-repeated="1022"/>
        </table:table-row>
        <table:table-row table:style-name="ro1" table:visibility="collapse">
          <table:table-cell table:number-columns-repeated="4"/>
          <table:table-cell office:value-type="string">
            <text:p>Release metadata page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>
            <text:p>Works metadata page(s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>
            <text:p>FLAC (original or transcoded; for CDs, use XLD rip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>
            <text:p>Artwork PNGs (original or converted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>
            <text:p>Artwork thumbnail PNGs (original or converted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>
            <text:p>Website Release ZIP (webzip.tar.bz2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>
            <text:p>Website artwork release ZIP (artzip.tar.bz2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>
            <text:p>Digital release source files (relsrc.tar.bz2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>
            <text:p>Digital artwork source files (artsrc.tar.bz2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>
            <text:p>MP3s transcoded for Last.fm (last.tar.bz2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>
            <text:p>Original release files (for all releases, including videos) (original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Default" table:number-columns-repeated="2"/>
          <table:table-cell table:number-columns-repeated="1021"/>
        </table:table-row>
        <table:table-row table:style-name="ro1" table:visibility="collapse">
          <table:table-cell table:style-name="ce3"/>
          <table:table-cell table:style-name="ce11" table:number-columns-repeated="2"/>
          <table:table-cell table:style-name="ce19"/>
          <table:table-cell table:style-name="ce23" table:number-columns-repeated="4"/>
          <table:table-cell table:style-name="ce11" table:number-columns-repeated="2"/>
          <table:table-cell table:style-name="ce23" table:number-columns-repeated="3"/>
          <table:table-cell table:style-name="ce33"/>
          <table:table-cell table:style-name="ce23" table:number-columns-repeated="2"/>
          <table:table-cell table:style-name="ce33" table:number-columns-repeated="2"/>
          <table:table-cell table:style-name="ce23" table:number-columns-repeated="1006"/>
        </table:table-row>
        <table:table-row table:style-name="ro1" table:visibility="collapse">
          <table:table-cell table:style-name="ce4"/>
          <table:table-cell table:style-name="ce12" table:number-columns-repeated="2"/>
          <table:table-cell table:style-name="ce20"/>
          <table:table-cell table:style-name="ce24" table:number-columns-repeated="4"/>
          <table:table-cell table:style-name="ce12" table:number-columns-repeated="2"/>
          <table:table-cell table:style-name="ce24" table:number-columns-repeated="3"/>
          <table:table-cell/>
          <table:table-cell table:style-name="ce24" table:number-columns-repeated="2"/>
          <table:table-cell table:number-columns-repeated="2"/>
          <table:table-cell table:style-name="ce24" table:number-columns-repeated="1006"/>
        </table:table-row>
        <table:table-row table:style-name="ro1">
          <table:table-cell table:number-columns-repeated="3"/>
          <table:table-cell office:value-type="string">
            <text:p>~2002</text:p>
          </table:table-cell>
          <table:table-cell table:number-columns-repeated="29"/>
          <table:table-cell office:value-type="string">
            <text:p>(title unknown)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>
            <text:p>(probably untitled, "Me doodling")</text:p>
          </table:table-cell>
          <table:table-cell table:number-columns-repeated="990"/>
        </table:table-row>
        <table:table-row table:style-name="ro1">
          <table:table-cell table:number-columns-repeated="4"/>
          <table:table-cell office:value-type="string">
            <text:p>GRAVE STONE BLU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LLIOTCAR ADVENTISEMENT SARE US LOLY ARTS QRIS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LLIOT'S tRash;;;; 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~2003</text:p>
          </table:table-cell>
          <table:table-cell office:value-type="string">
            <text:p>So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~2003</text:p>
          </table:table-cell>
          <table:table-cell office:value-type="string">
            <text:p>PIGMY MARMOSET II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~2003</text:p>
          </table:table-cell>
          <table:table-cell office:value-type="string">
            <text:p>pygmye-xperıment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5194</text:p>
          </table:table-cell>
          <table:table-cell table:number-columns-repeated="2"/>
          <table:table-cell office:value-type="string">
            <text:p>~2003</text:p>
          </table:table-cell>
          <table:table-cell office:value-type="string">
            <text:p>ÆløTantamus</text:p>
          </table:table-cell>
          <table:table-cell table:style-name="ce21" office:value-type="string">
            <text:p>AElTantamusFuturamerlinID5194</text:p>
          </table:table-cell>
          <table:table-cell table:style-name="ce21"/>
          <table:table-cell office:value-type="string">
            <text:p>y271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~2003</text:p>
          </table:table-cell>
          <table:table-cell office:value-type="string">
            <text:p>∂ȃzǣ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~2003</text:p>
          </table:table-cell>
          <table:table-cell office:value-type="string">
            <text:p>Luminosa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~2003</text:p>
          </table:table-cell>
          <table:table-cell office:value-type="string">
            <text:p>FuturaDragonma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-1</text:p>
          </table:table-cell>
          <table:table-cell office:value-type="string">
            <text:p>~2003</text:p>
          </table:table-cell>
          <table:table-cell office:value-type="string">
            <text:p>DRAGONMA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~2004</text:p>
          </table:table-cell>
          <table:table-cell office:value-type="string">
            <text:p>AQUA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5196</text:p>
          </table:table-cell>
          <table:table-cell table:style-name="ce13" table:number-columns-repeated="2"/>
          <table:table-cell office:value-type="string">
            <text:p>~2004</text:p>
          </table:table-cell>
          <table:table-cell office:value-type="string">
            <text:p>AQUA</text:p>
          </table:table-cell>
          <table:table-cell office:value-type="string">
            <text:p>AQUAFuturamerlinID5196</text:p>
          </table:table-cell>
          <table:table-cell/>
          <table:table-cell office:value-type="string">
            <text:p>y2714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5" office:value-type="string">
            <text:p>5195</text:p>
          </table:table-cell>
          <table:table-cell table:style-name="ce13" table:number-columns-repeated="2"/>
          <table:table-cell office:value-type="string">
            <text:p>~2004</text:p>
          </table:table-cell>
          <table:table-cell office:value-type="string">
            <text:p>error!</text:p>
          </table:table-cell>
          <table:table-cell table:style-name="ce21" office:value-type="string">
            <text:p>ErrorFuturamerlinID5195</text:p>
          </table:table-cell>
          <table:table-cell table:style-name="ce21"/>
          <table:table-cell office:value-type="string">
            <text:p>y2715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possibly ~2005</text:p>
          </table:table-cell>
          <table:table-cell office:value-type="string">
            <text:p>AQUA 1+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~2005</text:p>
          </table:table-cell>
          <table:table-cell office:value-type="string">
            <text:p>Car Songs 2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~2005</text:p>
          </table:table-cell>
          <table:table-cell office:value-type="string">
            <text:p>Carsongs 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~2005?</text:p>
          </table:table-cell>
          <table:table-cell table:number-columns-repeated="29"/>
          <table:table-cell office:value-type="string">
            <text:p>(possibly untitled, "AQUA REJECTS AND USABLE STUFF")</text:p>
          </table:table-cell>
          <table:table-cell table:number-columns-repeated="990"/>
        </table:table-row>
        <table:table-row table:style-name="ro1">
          <table:table-cell table:style-name="ce6" office:value-type="float" office:value="5197">
            <text:p>5197</text:p>
          </table:table-cell>
          <table:table-cell table:style-name="ce14" table:number-columns-repeated="2"/>
          <table:table-cell office:value-type="string">
            <text:p>~2006</text:p>
          </table:table-cell>
          <table:table-cell office:value-type="string">
            <text:p>EPIC ULTIMATE</text:p>
          </table:table-cell>
          <table:table-cell office:value-type="string">
            <text:p>EPICULTIMATEFuturamerlinID3216</text:p>
          </table:table-cell>
          <table:table-cell/>
          <table:table-cell office:value-type="string">
            <text:p>y3216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16 January 2007? 16 April 2007?</text:p>
          </table:table-cell>
          <table:table-cell office:value-type="string">
            <text:p>1/16/07 Eli 11 16 MU PRE NW D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0 April 2007?</text:p>
          </table:table-cell>
          <table:table-cell office:value-type="string">
            <text:p>Elliot Piano 4-10-0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4 April 2007?</text:p>
          </table:table-cell>
          <table:table-cell office:value-type="string">
            <text:p>April 24 Lesson 0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7 April 2007?</text:p>
          </table:table-cell>
          <table:table-cell office:value-type="string">
            <text:p>April 27, '0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~2007</text:p>
          </table:table-cell>
          <table:table-cell office:value-type="string">
            <text:p>ECFV 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~2007</text:p>
          </table:table-cell>
          <table:table-cell office:value-type="string">
            <text:p>ECFV 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~2007</text:p>
          </table:table-cell>
          <table:table-cell office:value-type="string">
            <text:p>ECFV 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My Composi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~2007?</text:p>
          </table:table-cell>
          <table:table-cell office:value-type="string">
            <text:p>futuramerlin DATA</text:p>
          </table:table-cell>
          <table:table-cell table:number-columns-repeated="1019"/>
        </table:table-row>
        <table:table-row table:style-name="ro1">
          <table:table-cell table:number-columns-repeated="33"/>
          <table:table-cell office:value-type="string">
            <text:p>(untitled)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>
            <text:p>(possibly untitled, "E. Wallace Comp.")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>
            <text:p>(possibly untitled, "EW. Comp.")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>
            <text:p>(possibly untitled, "E. Wallace Comp. (some synthesized), Holst (no Matthews).")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>
            <text:p>(possibly untitled, "Elliot Wallace Gustav Holst Colin Matthews")</text:p>
          </table:table-cell>
          <table:table-cell table:number-columns-repeated="990"/>
        </table:table-row>
        <table:table-row table:style-name="ro1">
          <table:table-cell table:number-columns-repeated="3"/>
          <table:table-cell office:value-type="string">
            <text:p>20 May 2008?</text:p>
          </table:table-cell>
          <table:table-cell office:value-type="string">
            <text:p>E. Wallace Comp. 5-20-08 Synthesized [unreadable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MYNA, sF LIBR-ARY...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Prerecorded Sound, Sound effects 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Faves 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QUITY TAKE 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quity Take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. W. Comp (Equity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quit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S90XXX</text:p>
          </table:table-cell>
          <table:table-cell table:number-columns-repeated="1019"/>
        </table:table-row>
        <table:table-row table:style-name="ro1">
          <table:table-cell table:style-name="ce5" office:value-type="float" office:value="5000">
            <text:p>5000</text:p>
          </table:table-cell>
          <table:table-cell table:style-name="ce13" office:value-type="string">
            <text:p>2659</text:p>
          </table:table-cell>
          <table:table-cell table:style-name="ce13" office:value-type="string">
            <text:p>6-1</text:p>
          </table:table-cell>
          <table:table-cell office:value-type="string">
            <text:p>&lt;~29 September 2009</text:p>
          </table:table-cell>
          <table:table-cell office:value-type="string">
            <text:p>Sylvan Fantasy</text:p>
          </table:table-cell>
          <table:table-cell table:style-name="ce21" office:value-type="string">
            <text:p>SylvanFantasyfuturamerlinId5000</text:p>
          </table:table-cell>
          <table:table-cell table:style-name="ce21" office:value-type="string">
            <text:p>ALAC</text:p>
          </table:table-cell>
          <table:table-cell office:value-type="string">
            <text:p>y2716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1">
            <text:p>5001</text:p>
          </table:table-cell>
          <table:table-cell table:style-name="ce13" office:value-type="string">
            <text:p>2556</text:p>
          </table:table-cell>
          <table:table-cell table:style-name="ce13" office:value-type="string">
            <text:p>6-2</text:p>
          </table:table-cell>
          <table:table-cell office:value-type="string">
            <text:p>~29 September 2009</text:p>
          </table:table-cell>
          <table:table-cell office:value-type="string">
            <text:p>Sylvan Fantasy</text:p>
          </table:table-cell>
          <table:table-cell table:style-name="ce21" office:value-type="string">
            <text:p>SylvanFantasyfuturamerlinId5001</text:p>
          </table:table-cell>
          <table:table-cell table:style-name="ce21" office:value-type="string">
            <text:p>ALAC</text:p>
          </table:table-cell>
          <table:table-cell office:value-type="string">
            <text:p>y2717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2">
            <text:p>5002</text:p>
          </table:table-cell>
          <table:table-cell table:style-name="ce13" office:value-type="string">
            <text:p>2660</text:p>
          </table:table-cell>
          <table:table-cell table:style-name="ce13" office:value-type="string">
            <text:p>6-3</text:p>
          </table:table-cell>
          <table:table-cell office:value-type="string">
            <text:p>~1 October 2009</text:p>
          </table:table-cell>
          <table:table-cell office:value-type="string">
            <text:p>Sylvan Fantasy | Re-Release</text:p>
          </table:table-cell>
          <table:table-cell table:style-name="ce21" office:value-type="string">
            <text:p>SylvanFantasyRe-releasefuturamerlinId5002</text:p>
          </table:table-cell>
          <table:table-cell table:style-name="ce21" office:value-type="string">
            <text:p>ALAC</text:p>
          </table:table-cell>
          <table:table-cell office:value-type="string">
            <text:p>y2718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3">
            <text:p>5003</text:p>
          </table:table-cell>
          <table:table-cell table:style-name="ce13" office:value-type="string">
            <text:p>2728</text:p>
          </table:table-cell>
          <table:table-cell table:style-name="ce13" office:value-type="string">
            <text:p>6-4</text:p>
          </table:table-cell>
          <table:table-cell table:style-name="ce21" office:value-type="string">
            <text:p>~4 October 2009?</text:p>
          </table:table-cell>
          <table:table-cell table:style-name="ce21" office:value-type="string">
            <text:p>Full Moon</text:p>
          </table:table-cell>
          <table:table-cell table:style-name="ce21" office:value-type="string">
            <text:p>FullMoonfuturamerlinId5003</text:p>
          </table:table-cell>
          <table:table-cell table:style-name="ce21" office:value-type="string">
            <text:p>ALAC</text:p>
          </table:table-cell>
          <table:table-cell office:value-type="string">
            <text:p>y2752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4">
            <text:p>5004</text:p>
          </table:table-cell>
          <table:table-cell table:style-name="ce13" office:value-type="string">
            <text:p>2757</text:p>
          </table:table-cell>
          <table:table-cell table:style-name="ce13" office:value-type="string">
            <text:p>6-5</text:p>
          </table:table-cell>
          <table:table-cell table:style-name="ce21" office:value-type="string">
            <text:p>~4 October 2009?</text:p>
          </table:table-cell>
          <table:table-cell table:style-name="ce21" office:value-type="string">
            <text:p>☯ </text:p>
          </table:table-cell>
          <table:table-cell table:style-name="ce21" office:value-type="string">
            <text:p>futuramerlinId5004</text:p>
          </table:table-cell>
          <table:table-cell table:style-name="ce21" office:value-type="string">
            <text:p>ALAC</text:p>
          </table:table-cell>
          <table:table-cell office:value-type="string">
            <text:p>y2780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5">
            <text:p>5005</text:p>
          </table:table-cell>
          <table:table-cell table:style-name="ce13" office:value-type="string">
            <text:p>2870</text:p>
          </table:table-cell>
          <table:table-cell table:style-name="ce13" office:value-type="string">
            <text:p>6-6</text:p>
          </table:table-cell>
          <table:table-cell table:style-name="ce21" office:value-type="string">
            <text:p>~11 October 2009?</text:p>
          </table:table-cell>
          <table:table-cell table:style-name="ce21" office:value-type="string">
            <text:p>WTF‽ </text:p>
          </table:table-cell>
          <table:table-cell table:style-name="ce21" office:value-type="string">
            <text:p>WtffuturamerlinId5005</text:p>
          </table:table-cell>
          <table:table-cell table:style-name="ce21" office:value-type="string">
            <text:p>ALAC</text:p>
          </table:table-cell>
          <table:table-cell office:value-type="string">
            <text:p>y2904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6">
            <text:p>5006</text:p>
          </table:table-cell>
          <table:table-cell table:style-name="ce13" office:value-type="string">
            <text:p>2871</text:p>
          </table:table-cell>
          <table:table-cell table:style-name="ce13" office:value-type="string">
            <text:p>6-7</text:p>
          </table:table-cell>
          <table:table-cell table:style-name="ce21" office:value-type="string">
            <text:p>~11 October 2009?</text:p>
          </table:table-cell>
          <table:table-cell table:style-name="ce21" office:value-type="string">
            <text:p>Later</text:p>
          </table:table-cell>
          <table:table-cell table:style-name="ce21" office:value-type="string">
            <text:p>LaterfuturamerlinId5006</text:p>
          </table:table-cell>
          <table:table-cell table:style-name="ce21" office:value-type="string">
            <text:p>ALAC</text:p>
          </table:table-cell>
          <table:table-cell office:value-type="string">
            <text:p>y2906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7">
            <text:p>5007</text:p>
          </table:table-cell>
          <table:table-cell table:style-name="ce13" office:value-type="string">
            <text:p>2872</text:p>
          </table:table-cell>
          <table:table-cell table:style-name="ce13" office:value-type="string">
            <text:p>6-8</text:p>
          </table:table-cell>
          <table:table-cell table:style-name="ce21" office:value-type="string">
            <text:p>~11 October 2009?</text:p>
          </table:table-cell>
          <table:table-cell table:style-name="ce21" office:value-type="string">
            <text:p>Later (Remix)</text:p>
          </table:table-cell>
          <table:table-cell table:style-name="ce21" office:value-type="string">
            <text:p>LaterremixfuturamerlinId5007</text:p>
          </table:table-cell>
          <table:table-cell table:style-name="ce21" office:value-type="string">
            <text:p>ALAC</text:p>
          </table:table-cell>
          <table:table-cell office:value-type="string">
            <text:p>y2907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8">
            <text:p>5008</text:p>
          </table:table-cell>
          <table:table-cell table:style-name="ce13" office:value-type="string">
            <text:p>2918</text:p>
          </table:table-cell>
          <table:table-cell table:style-name="ce13" office:value-type="string">
            <text:p>6-9</text:p>
          </table:table-cell>
          <table:table-cell table:style-name="ce21" office:value-type="string">
            <text:p>~13 October 2009?</text:p>
          </table:table-cell>
          <table:table-cell table:style-name="ce21" office:value-type="string">
            <text:p>Where Is The Ancient Silence?</text:p>
          </table:table-cell>
          <table:table-cell table:style-name="ce21" office:value-type="string">
            <text:p>WhereIsTheAncientSilencefuturamerlinId5008</text:p>
          </table:table-cell>
          <table:table-cell table:style-name="ce21" office:value-type="string">
            <text:p>ALAC</text:p>
          </table:table-cell>
          <table:table-cell office:value-type="string">
            <text:p>y2917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2">
          <table:table-cell table:style-name="ce5" office:value-type="float" office:value="5009">
            <text:p>5009</text:p>
          </table:table-cell>
          <table:table-cell table:style-name="ce13" office:value-type="string">
            <text:p>2994</text:p>
          </table:table-cell>
          <table:table-cell table:style-name="ce13" office:value-type="string">
            <text:p>6-10</text:p>
          </table:table-cell>
          <table:table-cell table:style-name="ce21" office:value-type="string">
            <text:p>~18 October 2009?</text:p>
          </table:table-cell>
          <table:table-cell table:style-name="ce21" office:value-type="string">
            <text:p>Best Works: <text:span text:style-name="T1">Sylvan Fantasy</text:span> through <text:span text:style-name="T1">Where Is The Ancient Silence?</text:span></text:p>
          </table:table-cell>
          <table:table-cell table:style-name="ce21" office:value-type="string">
            <text:p>BestWorksfuturamerlinId5009</text:p>
          </table:table-cell>
          <table:table-cell table:style-name="ce21" office:value-type="string">
            <text:p>ALAC</text:p>
          </table:table-cell>
          <table:table-cell table:style-name="ce2" office:value-type="string">
            <text:p>2995,3014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2">
          <table:table-cell table:style-name="ce5" office:value-type="float" office:value="5010">
            <text:p>5010</text:p>
          </table:table-cell>
          <table:table-cell table:style-name="ce13" office:value-type="string">
            <text:p>3032</text:p>
          </table:table-cell>
          <table:table-cell table:style-name="ce13" office:value-type="string">
            <text:p>6-11</text:p>
          </table:table-cell>
          <table:table-cell table:style-name="ce21" office:value-type="string">
            <text:p>~2 November 2009?</text:p>
          </table:table-cell>
          <table:table-cell table:style-name="ce21" office:value-type="string">
            <text:p>Sum Quia Estis</text:p>
          </table:table-cell>
          <table:table-cell table:style-name="ce21" office:value-type="string">
            <text:p>SumQuiaEstisfuturamerlinId5010</text:p>
          </table:table-cell>
          <table:table-cell table:style-name="ce21" office:value-type="string">
            <text:p>ALAC</text:p>
          </table:table-cell>
          <table:table-cell office:value-type="string">
            <text:p>y3033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13">
            <text:p>5013</text:p>
          </table:table-cell>
          <table:table-cell table:style-name="ce13" office:value-type="string">
            <text:p>3034</text:p>
          </table:table-cell>
          <table:table-cell table:style-name="ce13" office:value-type="string">
            <text:p>6-12</text:p>
          </table:table-cell>
          <table:table-cell table:style-name="ce21" office:value-type="string">
            <text:p>~3/4 November 2009?</text:p>
          </table:table-cell>
          <table:table-cell table:style-name="ce25" office:value-type="float" office:value="128">
            <text:p>128</text:p>
          </table:table-cell>
          <table:table-cell table:style-name="ce21" office:value-type="string">
            <text:p>128futuramerlinId5013</text:p>
          </table:table-cell>
          <table:table-cell table:style-name="ce21" office:value-type="string">
            <text:p>ALAC</text:p>
          </table:table-cell>
          <table:table-cell office:value-type="string">
            <text:p>y3044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14">
            <text:p>5014</text:p>
          </table:table-cell>
          <table:table-cell table:style-name="ce13" office:value-type="string">
            <text:p>3106</text:p>
          </table:table-cell>
          <table:table-cell table:style-name="ce13" office:value-type="string">
            <text:p>6-13</text:p>
          </table:table-cell>
          <table:table-cell table:style-name="ce21" office:value-type="string">
            <text:p>9 November 2009?</text:p>
          </table:table-cell>
          <table:table-cell table:style-name="ce21" office:value-type="string">
            <text:p>Syncopated Motion EP</text:p>
          </table:table-cell>
          <table:table-cell table:style-name="ce21" office:value-type="string">
            <text:p>SyncopatedMotionEpfuturamerlinId5014</text:p>
          </table:table-cell>
          <table:table-cell table:style-name="ce21" office:value-type="string">
            <text:p>ALAC</text:p>
          </table:table-cell>
          <table:table-cell office:value-type="string">
            <text:p>y3150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15">
            <text:p>5015</text:p>
          </table:table-cell>
          <table:table-cell table:style-name="ce13" office:value-type="string">
            <text:p>3107</text:p>
          </table:table-cell>
          <table:table-cell table:style-name="ce13" office:value-type="string">
            <text:p>6-14</text:p>
          </table:table-cell>
          <table:table-cell table:style-name="ce21" office:value-type="string">
            <text:p>9 November 2009?</text:p>
          </table:table-cell>
          <table:table-cell table:style-name="ce21" office:value-type="string">
            <text:p>Syncopated Motion</text:p>
          </table:table-cell>
          <table:table-cell table:style-name="ce21" office:value-type="string">
            <text:p>SyncopatedMotionfuturamerlinId5015</text:p>
          </table:table-cell>
          <table:table-cell table:style-name="ce21" office:value-type="string">
            <text:p>ALAC</text:p>
          </table:table-cell>
          <table:table-cell office:value-type="string">
            <text:p>y3151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2">
          <table:table-cell table:style-name="ce5" office:value-type="float" office:value="5016">
            <text:p>5016</text:p>
          </table:table-cell>
          <table:table-cell table:style-name="ce13" office:value-type="string">
            <text:p>3108</text:p>
          </table:table-cell>
          <table:table-cell table:style-name="ce13" office:value-type="string">
            <text:p>6-15</text:p>
          </table:table-cell>
          <table:table-cell table:style-name="ce21" office:value-type="string">
            <text:p>9 November 2009?</text:p>
          </table:table-cell>
          <table:table-cell table:style-name="ce21" office:value-type="string">
            <text:p>Flautrock</text:p>
          </table:table-cell>
          <table:table-cell table:style-name="ce21" office:value-type="string">
            <text:p>FlautrockfuturamerlinId5016</text:p>
          </table:table-cell>
          <table:table-cell table:style-name="ce21" office:value-type="string">
            <text:p>ALAC</text:p>
          </table:table-cell>
          <table:table-cell office:value-type="string">
            <text:p>y3152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102">
            <text:p>5102</text:p>
          </table:table-cell>
          <table:table-cell table:style-name="ce13" office:value-type="string">
            <text:p>3109</text:p>
          </table:table-cell>
          <table:table-cell table:style-name="ce13" office:value-type="string">
            <text:p>6-16</text:p>
          </table:table-cell>
          <table:table-cell office:value-type="string">
            <text:p>16 November 2009?</text:p>
          </table:table-cell>
          <table:table-cell table:style-name="ce26" office:value-type="string">
            <text:p></text:p>
          </table:table-cell>
          <table:table-cell table:style-name="ce21" office:value-type="string">
            <text:p>TaitofuturamerlinId5102</text:p>
          </table:table-cell>
          <table:table-cell table:style-name="ce21" office:value-type="string">
            <text:p>ALAC</text:p>
          </table:table-cell>
          <table:table-cell office:value-type="string">
            <text:p>y3153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103">
            <text:p>5103</text:p>
          </table:table-cell>
          <table:table-cell table:style-name="ce13" office:value-type="string">
            <text:p>3188</text:p>
          </table:table-cell>
          <table:table-cell table:style-name="ce13" office:value-type="string">
            <text:p>6-17</text:p>
          </table:table-cell>
          <table:table-cell office:value-type="string">
            <text:p>18 November 2009?</text:p>
          </table:table-cell>
          <table:table-cell table:style-name="ce27" office:value-type="string">
            <text:p> E¹P</text:p>
          </table:table-cell>
          <table:table-cell table:style-name="ce21" office:value-type="string">
            <text:p>TaitoEpfuturamerlinId5103</text:p>
          </table:table-cell>
          <table:table-cell table:style-name="ce21" office:value-type="string">
            <text:p>ALAC</text:p>
          </table:table-cell>
          <table:table-cell office:value-type="string">
            <text:p>y3190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5" office:value-type="float" office:value="5104">
            <text:p>5104</text:p>
          </table:table-cell>
          <table:table-cell table:style-name="ce13" office:value-type="string">
            <text:p>3496</text:p>
          </table:table-cell>
          <table:table-cell table:style-name="ce13" office:value-type="string">
            <text:p>6-18</text:p>
          </table:table-cell>
          <table:table-cell office:value-type="string">
            <text:p>6 December 2009?</text:p>
          </table:table-cell>
          <table:table-cell table:style-name="ce26" office:value-type="string">
            <text:p>Ítfaén-atel-éséliì</text:p>
          </table:table-cell>
          <table:table-cell table:style-name="ce21" office:value-type="string">
            <text:p>ItfaenfuturamerlinId5104</text:p>
          </table:table-cell>
          <table:table-cell table:style-name="ce21" office:value-type="string">
            <text:p>ALAC</text:p>
          </table:table-cell>
          <table:table-cell office:value-type="string">
            <text:p>y3486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4">
          <table:table-cell table:style-name="ce5" office:value-type="float" office:value="5107">
            <text:p>5107</text:p>
          </table:table-cell>
          <table:table-cell table:style-name="ce13" office:value-type="string">
            <text:p>4460</text:p>
          </table:table-cell>
          <table:table-cell table:style-name="ce13" office:value-type="string">
            <text:p>6-19</text:p>
          </table:table-cell>
          <table:table-cell office:value-type="string">
            <text:p>10 or 11 December 2009??</text:p>
          </table:table-cell>
          <table:table-cell table:style-name="ce21" office:value-type="string">
            <text:p>Best Works: ﴾ ∂ȃzǣ ﴿ through ,itfaén-atel-ésélit. | Part 1</text:p>
          </table:table-cell>
          <table:table-cell table:style-name="ce21" office:value-type="string">
            <text:p>BestWorksfuturamerlinId5107</text:p>
          </table:table-cell>
          <table:table-cell table:style-name="ce21" office:value-type="string">
            <text:p>ALAC</text:p>
          </table:table-cell>
          <table:table-cell office:value-type="string">
            <text:p>y4440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4">
          <table:table-cell table:style-name="ce5" office:value-type="float" office:value="5109">
            <text:p>5109</text:p>
          </table:table-cell>
          <table:table-cell table:style-name="ce13" office:value-type="string">
            <text:p>4461</text:p>
          </table:table-cell>
          <table:table-cell table:style-name="ce13" office:value-type="string">
            <text:p>6-20</text:p>
          </table:table-cell>
          <table:table-cell office:value-type="string">
            <text:p>10 or 11 December 2009??</text:p>
          </table:table-cell>
          <table:table-cell table:style-name="ce21" office:value-type="string">
            <text:p>Best Works: ﴾ ∂ȃzǣ ﴿ through ,itfaén-atel-ésélit. | Part 2</text:p>
          </table:table-cell>
          <table:table-cell table:style-name="ce21" office:value-type="string">
            <text:p>BestWorksfuturamerlinId5109</text:p>
          </table:table-cell>
          <table:table-cell table:style-name="ce21" office:value-type="string">
            <text:p>ALAC</text:p>
          </table:table-cell>
          <table:table-cell office:value-type="string">
            <text:p>y4441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5">
          <table:table-cell table:style-name="ce5" office:value-type="float" office:value="5169">
            <text:p>5169</text:p>
          </table:table-cell>
          <table:table-cell table:style-name="ce13" office:value-type="string">
            <text:p>4462</text:p>
          </table:table-cell>
          <table:table-cell table:style-name="ce15" office:value-type="string">
            <text:p>6-21</text:p>
          </table:table-cell>
          <table:table-cell table:style-name="ce21" office:value-type="string">
            <text:p>30 December 2009?</text:p>
          </table:table-cell>
          <table:table-cell table:style-name="ce18" office:value-type="string">
            <text:p>辷鰵 — the rain☔ falls䨕 to the ground地 and runs into a tunnel𡑞 to the seas瀛 to nourish飼 the codfish鰵 — ^^͜ let the Laniidae𫛞 ƒly ƒreely to the nest窠 and the horses驊 gallop𩧢 | 『辷鰵』⋯⋯ＥＰ⋯⋯『辷鰵』</text:p>
          </table:table-cell>
          <table:table-cell table:style-name="ce18" office:value-type="string">
            <text:p>TherainfallsfuturamerlinId5169</text:p>
          </table:table-cell>
          <table:table-cell table:style-name="ce21" office:value-type="string">
            <text:p>ALAC</text:p>
          </table:table-cell>
          <table:table-cell office:value-type="string">
            <text:p>y4442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2">
          <table:table-cell table:number-columns-repeated="4"/>
          <table:table-cell office:value-type="string">
            <text:p>éãâ¯â¯ï¡áï¡â¯â¯ãèŸéã?</text:p>
          </table:table-cell>
          <table:table-cell/>
          <table:table-cell table:style-name="ce21" office:value-type="string">
            <text:p>ALAC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5198</text:p>
          </table:table-cell>
          <table:table-cell table:style-name="ce13"/>
          <table:table-cell table:style-name="ce15" office:value-type="string">
            <text:p>6-22</text:p>
          </table:table-cell>
          <table:table-cell table:style-name="ce22" office:value-type="float" office:value="2010">
            <text:p>2010</text:p>
          </table:table-cell>
          <table:table-cell table:style-name="ce28" office:value-type="string">
            <text:p>⸘ＩＤＥＮＴＩＴＹ－ＣＲＩＳＩＳ‽</text:p>
          </table:table-cell>
          <table:table-cell office:value-type="string">
            <text:p>IDENTITY-CRISISFuturamerlinID5198</text:p>
          </table:table-cell>
          <table:table-cell table:style-name="ce21" office:value-type="string">
            <text:p>ALAC</text:p>
          </table:table-cell>
          <table:table-cell office:value-type="string">
            <text:p>y4443</text:p>
          </table:table-cell>
          <table:table-cell/>
          <table:table-cell table:style-name="ce13"/>
          <table:table-cell table:number-columns-repeated="1014"/>
        </table:table-row>
        <table:table-row table:style-name="ro2">
          <table:table-cell table:style-name="ce5" office:value-type="string">
            <text:p>5199</text:p>
          </table:table-cell>
          <table:table-cell table:style-name="ce13"/>
          <table:table-cell table:style-name="ce15" office:value-type="string">
            <text:p>6-23</text:p>
          </table:table-cell>
          <table:table-cell table:style-name="ce22" office:value-type="string">
            <text:p>11 January 2010 (most likely? one source says 11 January 2009)</text:p>
          </table:table-cell>
          <table:table-cell table:style-name="ce28" office:value-type="string">
            <text:p>,tlaan tel ló tléé tel tlaan ló. Как дела?</text:p>
          </table:table-cell>
          <table:table-cell office:value-type="string">
            <text:p>TlaanTelLTllTelTlaanLnFuturamerlinID5199</text:p>
          </table:table-cell>
          <table:table-cell table:style-name="ce21" office:value-type="string">
            <text:p>ALAC</text:p>
          </table:table-cell>
          <table:table-cell office:value-type="string">
            <text:p>y4444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string">
            <text:p>5200</text:p>
          </table:table-cell>
          <table:table-cell table:style-name="ce13"/>
          <table:table-cell table:style-name="ce15" office:value-type="string">
            <text:p>6-24</text:p>
          </table:table-cell>
          <table:table-cell table:style-name="ce22" office:value-type="string">
            <text:p>1 February 2010</text:p>
          </table:table-cell>
          <table:table-cell table:style-name="ce28" office:value-type="string">
            <text:p>infinite universe</text:p>
          </table:table-cell>
          <table:table-cell office:value-type="string">
            <text:p>InfiniteUniverseFuturamerlinID5200</text:p>
          </table:table-cell>
          <table:table-cell table:style-name="ce21" office:value-type="string">
            <text:p>ALAC</text:p>
          </table:table-cell>
          <table:table-cell office:value-type="string">
            <text:p>y4529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5" office:value-type="string">
            <text:p>5201</text:p>
          </table:table-cell>
          <table:table-cell table:style-name="ce13"/>
          <table:table-cell table:style-name="ce15" office:value-type="string">
            <text:p>6-25</text:p>
          </table:table-cell>
          <table:table-cell table:style-name="ce22" office:value-type="string">
            <text:p>5 February 2010</text:p>
          </table:table-cell>
          <table:table-cell table:style-name="ce28" office:value-type="string">
            <text:p>for a peaceful world</text:p>
          </table:table-cell>
          <table:table-cell office:value-type="string">
            <text:p>ForAPeacefulWorldFuturamerlinID5201</text:p>
          </table:table-cell>
          <table:table-cell table:style-name="ce21" office:value-type="string">
            <text:p>ALAC</text:p>
          </table:table-cell>
          <table:table-cell office:value-type="string">
            <text:p>y4534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5" office:value-type="string">
            <text:p>5202</text:p>
          </table:table-cell>
          <table:table-cell table:style-name="ce13"/>
          <table:table-cell table:style-name="ce15" office:value-type="string">
            <text:p>6-26</text:p>
          </table:table-cell>
          <table:table-cell table:style-name="ce22" office:value-type="string">
            <text:p>8 February 2010</text:p>
          </table:table-cell>
          <table:table-cell table:style-name="ce28" office:value-type="string">
            <text:p>soar to eternity in the embrace of kindness</text:p>
          </table:table-cell>
          <table:table-cell office:value-type="string">
            <text:p>SoarToEternityInTheEmbraceOfKindnessFuturamerlinID5202</text:p>
          </table:table-cell>
          <table:table-cell table:style-name="ce21" office:value-type="string">
            <text:p>ALAC</text:p>
          </table:table-cell>
          <table:table-cell office:value-type="string">
            <text:p>y4551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>
            <text:p>6-27</text:p>
          </table:table-cell>
          <table:table-cell table:style-name="ce22" office:value-type="string">
            <text:p>12 February 2010</text:p>
          </table:table-cell>
          <table:table-cell table:style-name="ce28" office:value-type="string">
            <text:p>journey to the edge of the world</text:p>
          </table:table-cell>
          <table:table-cell/>
          <table:table-cell table:style-name="ce21" office:value-type="string">
            <text:p>ALAC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6" office:value-type="string">
            <text:p>6-28</text:p>
          </table:table-cell>
          <table:table-cell office:value-type="string">
            <text:p>19 February 2010</text:p>
          </table:table-cell>
          <table:table-cell table:style-name="ce29" office:value-type="string">
            <text:p>tél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6" office:value-type="string">
            <text:p>6-29</text:p>
          </table:table-cell>
          <table:table-cell office:value-type="string">
            <text:p>19 February 2010</text:p>
          </table:table-cell>
          <table:table-cell table:style-name="ce29" office:value-type="string">
            <text:p>té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>
            <text:p>6-30</text:p>
          </table:table-cell>
          <table:table-cell office:value-type="string">
            <text:p>19 February 2010</text:p>
          </table:table-cell>
          <table:table-cell office:value-type="string">
            <text:p>tél — competition 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>
            <text:p>6-65</text:p>
          </table:table-cell>
          <table:table-cell office:value-type="string">
            <text:p>19 February 2010?</text:p>
          </table:table-cell>
          <table:table-cell office:value-type="string">
            <text:p>tél — competition versio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6" office:value-type="string">
            <text:p>6-31</text:p>
          </table:table-cell>
          <table:table-cell office:value-type="string">
            <text:p>21 February 2010</text:p>
          </table:table-cell>
          <table:table-cell table:style-name="ce29" office:value-type="string">
            <text:p>tlaém-ulzzalé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32</text:p>
          </table:table-cell>
          <table:table-cell office:value-type="string">
            <text:p>24 February 2010, most likely; one source says '24 February 2011' but that is in all probability a mistake</text:p>
          </table:table-cell>
          <table:table-cell office:value-type="string">
            <text:p>Best Works: February, 2010 C. 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ebruary 2010, most likely; one source says 'February 2011' but that is in all probability a mistake</text:p>
          </table:table-cell>
          <table:table-cell office:value-type="string">
            <text:p>Best Works: February, 2010 C. 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ebruary 2010, most likely; one source says 'February 2011' but that is in all probability a mistake</text:p>
          </table:table-cell>
          <table:table-cell office:value-type="string">
            <text:p>Best Works: February, 2010 C. E.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6-33</text:p>
          </table:table-cell>
          <table:table-cell office:value-type="string">
            <text:p>28 February 2010</text:p>
          </table:table-cell>
          <table:table-cell office:value-type="string">
            <text:p>Futuramerlin.com Music</text:p>
          </table:table-cell>
          <table:table-cell table:number-columns-repeated="1019"/>
        </table:table-row>
        <table:table-row table:style-name="ro1">
          <table:table-cell table:style-name="ce6" office:value-type="float" office:value="5203">
            <text:p>5203</text:p>
          </table:table-cell>
          <table:table-cell table:style-name="ce14"/>
          <table:table-cell table:style-name="ce14" office:value-type="string">
            <text:p>6-34</text:p>
          </table:table-cell>
          <table:table-cell office:value-type="string">
            <text:p>1 March 2010</text:p>
          </table:table-cell>
          <table:table-cell office:value-type="string">
            <text:p>kalashnikov</text:p>
          </table:table-cell>
          <table:table-cell table:style-name="ce21" office:value-type="string">
            <text:p>KalashnikovFuturamerlinID5203</text:p>
          </table:table-cell>
          <table:table-cell table:style-name="ce21"/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6-35</text:p>
          </table:table-cell>
          <table:table-cell office:value-type="string">
            <text:p>8 March 2010</text:p>
          </table:table-cell>
          <table:table-cell office:value-type="string">
            <text:p>Sylvan Fantasy: Music Video</text:p>
          </table:table-cell>
          <table:table-cell table:number-columns-repeated="1019"/>
        </table:table-row>
        <table:table-row table:style-name="ro1">
          <table:table-cell table:style-name="ce6" office:value-type="float" office:value="5204">
            <text:p>5204</text:p>
          </table:table-cell>
          <table:table-cell table:style-name="ce14"/>
          <table:table-cell table:style-name="ce14" office:value-type="string">
            <text:p>6-36</text:p>
          </table:table-cell>
          <table:table-cell office:value-type="string">
            <text:p>13 March 2010</text:p>
          </table:table-cell>
          <table:table-cell office:value-type="string">
            <text:p>celestial spirits</text:p>
          </table:table-cell>
          <table:table-cell office:value-type="string">
            <text:p>CelestialSpiritsFuturamerlinID5204</text:p>
          </table:table-cell>
          <table:table-cell table:number-columns-repeated="2"/>
          <table:table-cell table:style-name="ce14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office:value-type="string">
            <text:p>apparently finished (based on file modification dates) 14 March 2010</text:p>
          </table:table-cell>
          <table:table-cell office:value-type="string">
            <text:p>Ζεύς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6-37</text:p>
          </table:table-cell>
          <table:table-cell office:value-type="string">
            <text:p>17 March 2010</text:p>
          </table:table-cell>
          <table:table-cell office:value-type="string">
            <text:p>格慥㹤琼瑩敬䠾浯灥条㱥琯瑩敬㰾潢祤猠祴敬…</text:p>
          </table:table-cell>
          <table:table-cell table:number-columns-repeated="16"/>
          <table:table-cell table:style-name="ce2"/>
          <table:table-cell table:number-columns-repeated="11"/>
          <table:table-cell table:style-name="ce2" office:value-type="string">
            <text:p>album-title.zip needed</text:p>
          </table:table-cell>
          <table:table-cell table:number-columns-repeated="990"/>
        </table:table-row>
        <table:table-row table:style-name="ro2">
          <table:table-cell table:number-columns-repeated="2"/>
          <table:table-cell office:value-type="string">
            <text:p>6-38</text:p>
          </table:table-cell>
          <table:table-cell office:value-type="string">
            <text:p>18 March 2010</text:p>
          </table:table-cell>
          <table:table-cell office:value-type="string">
            <text:p>Wi ein eow ahow in tiw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6-39</text:p>
          </table:table-cell>
          <table:table-cell office:value-type="string">
            <text:p>24 March 2010</text:p>
          </table:table-cell>
          <table:table-cell office:value-type="string">
            <text:p>Sylvan Fantasy: Remix Collec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6-40</text:p>
          </table:table-cell>
          <table:table-cell office:value-type="string">
            <text:p>3 April 2010</text:p>
          </table:table-cell>
          <table:table-cell office:value-type="string">
            <text:p>Piano Improvisations: 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6-41</text:p>
          </table:table-cell>
          <table:table-cell office:value-type="string">
            <text:p>3 April 2010</text:p>
          </table:table-cell>
          <table:table-cell office:value-type="string">
            <text:p>Piano Improvisations: 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6-42</text:p>
          </table:table-cell>
          <table:table-cell office:value-type="string">
            <text:p>3 April 2010</text:p>
          </table:table-cell>
          <table:table-cell office:value-type="string">
            <text:p>124816326412825651210244096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6-43</text:p>
          </table:table-cell>
          <table:table-cell office:value-type="string">
            <text:p>13 April 2010</text:p>
          </table:table-cell>
          <table:table-cell office:value-type="string">
            <text:p>〇</text:p>
            <text:p>∆∇、 ䷩䷨、 増減。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6-44</text:p>
          </table:table-cell>
          <table:table-cell office:value-type="string">
            <text:p>13 April 2010</text:p>
          </table:table-cell>
          <table:table-cell office:value-type="string">
            <text:p>Piano Improvisations: 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6-45</text:p>
          </table:table-cell>
          <table:table-cell office:value-type="string">
            <text:p>13 April 2010</text:p>
          </table:table-cell>
          <table:table-cell office:value-type="string">
            <text:p>Piano Improvisations: 3 (Expanded Version)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6-46</text:p>
          </table:table-cell>
          <table:table-cell office:value-type="string">
            <text:p>13 April 2010</text:p>
          </table:table-cell>
          <table:table-cell office:value-type="string">
            <text:p>∆∇、䷩䷨、増減。 | ＥＰ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6-47</text:p>
          </table:table-cell>
          <table:table-cell office:value-type="string">
            <text:p>19 April 2010</text:p>
          </table:table-cell>
          <table:table-cell office:value-type="string">
            <text:p>Night Ambience: sounds recorded 18.4.2010 C. E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48</text:p>
          </table:table-cell>
          <table:table-cell office:value-type="string">
            <text:p>22 April 2010</text:p>
          </table:table-cell>
          <table:table-cell office:value-type="string">
            <text:p>Piano Improvisations: 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49</text:p>
          </table:table-cell>
          <table:table-cell office:value-type="string">
            <text:p>22 April 2010</text:p>
          </table:table-cell>
          <table:table-cell office:value-type="string">
            <text:p>Piano Improvisations: 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50</text:p>
          </table:table-cell>
          <table:table-cell office:value-type="string">
            <text:p>22 April 2010</text:p>
          </table:table-cell>
          <table:table-cell office:value-type="string">
            <text:p>Piano Improvisations: 5 (Uncut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51</text:p>
          </table:table-cell>
          <table:table-cell office:value-type="string">
            <text:p>22 April 2010</text:p>
          </table:table-cell>
          <table:table-cell office:value-type="string">
            <text:p>Piano Improvisations: 5 (Single Track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52</text:p>
          </table:table-cell>
          <table:table-cell office:value-type="string">
            <text:p>22 April 2010</text:p>
          </table:table-cell>
          <table:table-cell office:value-type="string">
            <text:p>Piano Improvisations: 5 (Unedited Single Track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53</text:p>
          </table:table-cell>
          <table:table-cell office:value-type="string">
            <text:p>22 April 2010</text:p>
          </table:table-cell>
          <table:table-cell office:value-type="string">
            <text:p>Piano Improvisations: 5 (Expanded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54</text:p>
          </table:table-cell>
          <table:table-cell office:value-type="string">
            <text:p>22 April 2010</text:p>
          </table:table-cell>
          <table:table-cell table:style-name="ce30" office:value-type="string">
            <text:p>Piano Improvisations: 5 (Complete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55</text:p>
          </table:table-cell>
          <table:table-cell office:value-type="string">
            <text:p>25 April 2010</text:p>
          </table:table-cell>
          <table:table-cell office:value-type="string">
            <text:p>just another da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>
            <text:p>6-56</text:p>
          </table:table-cell>
          <table:table-cell office:value-type="string">
            <text:p>25 April 2010</text:p>
          </table:table-cell>
          <table:table-cell office:value-type="string">
            <text:p>just another day<text:span text:style-name="T2"> (bonus track version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>
            <text:p>6-67</text:p>
          </table:table-cell>
          <table:table-cell office:value-type="string">
            <text:p>25 April 2010</text:p>
          </table:table-cell>
          <table:table-cell office:value-type="string">
            <text:p>just another day<text:span text:style-name="T2"> (bonus track version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6 April 2010</text:p>
          </table:table-cell>
          <table:table-cell office:value-type="string">
            <text:p>Young Composers Festiva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>
            <text:p>6-57</text:p>
          </table:table-cell>
          <table:table-cell office:value-type="string">
            <text:p>29 April 2010</text:p>
          </table:table-cell>
          <table:table-cell office:value-type="string">
            <text:p>Tranzitio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9 May 2010</text:p>
          </table:table-cell>
          <table:table-cell office:value-type="string">
            <text:p>fǣge: introduc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23 May 2010</text:p>
          </table:table-cell>
          <table:table-cell office:value-type="string">
            <text:p>Miirag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26 May 2010</text:p>
          </table:table-cell>
          <table:table-cell office:value-type="string">
            <text:p>CompleteMiir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4 July 2010</text:p>
          </table:table-cell>
          <table:table-cell office:value-type="string">
            <text:p>The Complete MIDI Collection 4.7.201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5 July 2010</text:p>
          </table:table-cell>
          <table:table-cell office:value-type="string">
            <text:p>Music Collection 5 July 2010 (Part 1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5 July 2010</text:p>
          </table:table-cell>
          <table:table-cell office:value-type="string">
            <text:p>Music Collection 5 July 2010 (Part 2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5 July 2010</text:p>
          </table:table-cell>
          <table:table-cell office:value-type="string">
            <text:p>Music Collection 5 July 2010 (Part 3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5 July 2010</text:p>
          </table:table-cell>
          <table:table-cell office:value-type="string">
            <text:p>Music Collection 5 July 2010 (Part 4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5 July 2010</text:p>
          </table:table-cell>
          <table:table-cell office:value-type="string">
            <text:p>Music Collection 5 July 2010 (Part 5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5 July 2010</text:p>
          </table:table-cell>
          <table:table-cell office:value-type="string">
            <text:p>Music Collection 5 July 2010 (Part 6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 August 2010</text:p>
          </table:table-cell>
          <table:table-cell office:value-type="string">
            <text:p>Mix-3-made-14-August-201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 August 2010</text:p>
          </table:table-cell>
          <table:table-cell office:value-type="string">
            <text:p>Mix 4 15-August-201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59</text:p>
          </table:table-cell>
          <table:table-cell office:value-type="string">
            <text:p>11 September 2010</text:p>
          </table:table-cell>
          <table:table-cell office:value-type="string">
            <text:p>Orchestral 22.08.2010; Untitled 18.08.2010–20.08.201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1 September 2010</text:p>
          </table:table-cell>
          <table:table-cell office:value-type="string">
            <text:p>Orchestral 22.08.2010; Untitled 18.08.2010–20.08.201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>
            <text:p>6-60</text:p>
          </table:table-cell>
          <table:table-cell office:value-type="string">
            <text:p>29 September 2010</text:p>
          </table:table-cell>
          <table:table-cell office:value-type="string">
            <text:p>,tlaéniél ulén-faéeln ló. ,tvéiez tel atanél-tvaóla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>
            <text:p>6-61</text:p>
          </table:table-cell>
          <table:table-cell office:value-type="string">
            <text:p>10 October 2010</text:p>
          </table:table-cell>
          <table:table-cell office:value-type="string">
            <text:p>Futuramerlin.com Podcast Series 1 #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>
            <text:p>6-62</text:p>
          </table:table-cell>
          <table:table-cell office:value-type="string">
            <text:p>14 October 2010</text:p>
          </table:table-cell>
          <table:table-cell office:value-type="string">
            <text:p>Futuramerlin.com Podcast Series 1 #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>
            <text:p>6-63</text:p>
          </table:table-cell>
          <table:table-cell office:value-type="string">
            <text:p>14 October 2010</text:p>
          </table:table-cell>
          <table:table-cell office:value-type="string">
            <text:p>Futuramerlin.com Podcast Series 1 #2: Vide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66</text:p>
          </table:table-cell>
          <table:table-cell office:value-type="string">
            <text:p>22 December 2010</text:p>
          </table:table-cell>
          <table:table-cell office:value-type="string">
            <text:p>Piano improvisation 20.12.2010 (738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68</text:p>
          </table:table-cell>
          <table:table-cell office:value-type="string">
            <text:p>23 December 2010</text:p>
          </table:table-cell>
          <table:table-cell office:value-type="string">
            <text:p>Piano improvisation 20.12.2010 (738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64</text:p>
          </table:table-cell>
          <table:table-cell office:value-type="string">
            <text:p>25 December 2010</text:p>
          </table:table-cell>
          <table:table-cell office:value-type="string">
            <text:p>futuramerlin.com best works selection 25.10.2010</text:p>
          </table:table-cell>
          <table:table-cell table:number-columns-repeated="1019"/>
        </table:table-row>
        <table:table-row table:style-name="ro1">
          <table:table-cell table:style-name="ce5" office:value-type="float" office:value="5011">
            <text:p>5011</text:p>
          </table:table-cell>
          <table:table-cell table:style-name="ce13" table:number-columns-repeated="2"/>
          <table:table-cell table:style-name="ce21" office:value-type="string">
            <text:p>25 December 2010</text:p>
          </table:table-cell>
          <table:table-cell table:style-name="ce21" office:value-type="string">
            <text:p>25.12.2010</text:p>
          </table:table-cell>
          <table:table-cell table:style-name="ce21" office:value-type="string">
            <text:p>25.12.2010futuramerlinId5011_219</text:p>
          </table:table-cell>
          <table:table-cell table:style-name="ce21"/>
          <table:table-cell/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25 December 2010</text:p>
          </table:table-cell>
          <table:table-cell office:value-type="string">
            <text:p>25.12.201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010?</text:p>
          </table:table-cell>
          <table:table-cell office:value-type="string">
            <text:p>ECW 2010 orchestral pie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58</text:p>
          </table:table-cell>
          <table:table-cell office:value-type="string">
            <text:p>2010 or 2011</text:p>
          </table:table-cell>
          <table:table-cell office:value-type="string">
            <text:p>JADBTE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 February 2011</text:p>
          </table:table-cell>
          <table:table-cell office:value-type="string">
            <text:p>2011 Young Composers' Competition entry by Elliot Chandler Wallac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6 February 2011</text:p>
          </table:table-cell>
          <table:table-cell office:value-type="string">
            <text:p>??Ö</text:p>
            <text:p>?Ö?Ö?? ?Ö???Ö??Ö?, ?Ö</text:p>
            <text:p>??Ö?Ö??Ö? ?Ö?Ö</text:p>
            <text:p>?Ö?Ö?Ö?-?Ö??Ö??§ ?Ö?Ö?Ö? ?Ö???Ö?.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6 February 2011</text:p>
          </table:table-cell>
          <table:table-cell office:value-type="string">
            <text:p>??Ö</text:p>
            <text:p>?Ö?Ö?? ?Ö???Ö??Ö?, ?Ö</text:p>
            <text:p>??Ö?Ö??Ö? ?Ö?Ö</text:p>
            <text:p>?Ö?Ö?Ö?-?Ö??Ö??§ ?Ö?Ö?Ö? ?Ö???Ö?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8 February 2011</text:p>
          </table:table-cell>
          <table:table-cell office:value-type="string">
            <text:p>Collection 28 February 201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 March 2011</text:p>
          </table:table-cell>
          <table:table-cell office:value-type="string">
            <text:p>16 March 2011 part 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 March 2011</text:p>
          </table:table-cell>
          <table:table-cell office:value-type="string">
            <text:p>16 March 2011 part 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7 March 2011</text:p>
          </table:table-cell>
          <table:table-cell office:value-type="string">
            <text:p>11 March 201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5 March 2011</text:p>
          </table:table-cell>
          <table:table-cell office:value-type="string">
            <text:p>25 March 2011 SPEEDCORE, SPLITTERCORE, EXTRAT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27 April 2011</text:p>
          </table:table-cell>
          <table:table-cell office:value-type="string">
            <text:p>Gam ki 27 April 201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~2011</text:p>
          </table:table-cell>
          <table:table-cell office:value-type="string">
            <text:p>EW com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Spirit Dan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0 August 2011</text:p>
          </table:table-cell>
          <table:table-cell office:value-type="string">
            <text:p>S.D with Bonus Tr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7 March 2012</text:p>
          </table:table-cell>
          <table:table-cell office:value-type="string">
            <text:p>Electric Sou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7 March 2012</text:p>
          </table:table-cell>
          <table:table-cell office:value-type="string">
            <text:p>Electric Sou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~March 2012</text:p>
          </table:table-cell>
          <table:table-cell office:value-type="string">
            <text:p>Ancient Sea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8 March 2012</text:p>
          </table:table-cell>
          <table:table-cell office:value-type="string">
            <text:p>Ancient Sea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The Darkness and the Ligh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The Darkness and the Ligh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The Darkness and the Ligh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 February 2012</text:p>
          </table:table-cell>
          <table:table-cell office:value-type="string">
            <text:p>out of the ashes</text:p>
          </table:table-cell>
          <table:table-cell table:number-columns-repeated="1019"/>
        </table:table-row>
        <table:table-row table:style-name="ro1">
          <table:table-cell table:style-name="ce5" office:value-type="float" office:value="5012">
            <text:p>5012</text:p>
          </table:table-cell>
          <table:table-cell table:style-name="ce13" table:number-columns-repeated="2"/>
          <table:table-cell table:style-name="ce21" office:value-type="string">
            <text:p>24 November 2012 [Note 9 October 2013: Internet Archive / Youtube upload date; file uploaded to Youtube was dated 23 November 2012: "GM23112012.mov"]</text:p>
          </table:table-cell>
          <table:table-cell table:style-name="ce21" office:value-type="string">
            <text:p>Groove Motion</text:p>
          </table:table-cell>
          <table:table-cell table:style-name="ce21" office:value-type="string">
            <text:p>GrooveMotionfuturamerlinId5012</text:p>
          </table:table-cell>
          <table:table-cell table:style-name="ce21"/>
          <table:table-cell office:value-type="string">
            <text:p>N/A</text:p>
          </table:table-cell>
          <table:table-cell table:style-name="ce13" table:number-columns-repeated="2"/>
          <table:table-cell table:number-columns-repeated="23"/>
          <table:table-cell office:value-type="string">
            <text:p>video</text:p>
          </table:table-cell>
          <table:table-cell table:number-columns-repeated="990"/>
        </table:table-row>
        <table:table-row table:style-name="ro2">
          <table:table-cell table:number-columns-repeated="3"/>
          <table:table-cell office:value-type="string">
            <text:p>19 December 2012</text:p>
          </table:table-cell>
          <table:table-cell office:value-type="string">
            <text:p>in this moment (Kroka expedition sponsors' prerelease special editio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completed 19 December 2012</text:p>
          </table:table-cell>
          <table:table-cell office:value-type="string">
            <text:p>in this moment (Kroka expedition sponsors' prerelease special edition)</text:p>
          </table:table-cell>
          <table:table-cell table:number-columns-repeated="1019"/>
        </table:table-row>
        <table:table-row table:style-name="ro1">
          <table:table-cell table:style-name="ce5" office:value-type="float" office:value="5105">
            <text:p>5105</text:p>
          </table:table-cell>
          <table:table-cell table:style-name="ce13" table:number-columns-repeated="2"/>
          <table:table-cell office:value-type="string">
            <text:p>28 August 2013</text:p>
          </table:table-cell>
          <table:table-cell table:style-name="ce21" office:value-type="string">
            <text:p>: The Spirit Truth ~Internet Demos~</text:p>
          </table:table-cell>
          <table:table-cell table:style-name="ce21" office:value-type="string">
            <text:p>TheSpiritTruthfuturamerlinId5105</text:p>
          </table:table-cell>
          <table:table-cell table:style-name="ce21"/>
          <table:table-cell office:value-type="string">
            <text:p>N/A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5" office:value-type="float" office:value="5106">
            <text:p>5106</text:p>
          </table:table-cell>
          <table:table-cell table:style-name="ce13" table:number-columns-repeated="2"/>
          <table:table-cell office:value-type="string">
            <text:p>29 August 2013</text:p>
          </table:table-cell>
          <table:table-cell table:style-name="ce31" office:value-type="string">
            <text:p><text:span text:style-name="T3">☆☆</text:span><text:span text:style-name="T4">!! ~SPIRIT TRUTH SUPER COLLECTION~</text:span></text:p>
          </table:table-cell>
          <table:table-cell table:style-name="ce21" office:value-type="string">
            <text:p>SpiritTruthSuperCollectionfuturamerlinId5106</text:p>
          </table:table-cell>
          <table:table-cell table:style-name="ce21"/>
          <table:table-cell office:value-type="string">
            <text:p>N/A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108">
            <text:p>5108</text:p>
          </table:table-cell>
          <table:table-cell table:style-name="ce13" table:number-columns-repeated="2"/>
          <table:table-cell office:value-type="string">
            <text:p>2 September 2013</text:p>
          </table:table-cell>
          <table:table-cell table:style-name="ce21" office:value-type="string">
            <text:p>Sequence</text:p>
          </table:table-cell>
          <table:table-cell table:style-name="ce21" office:value-type="string">
            <text:p>SequencefuturamerlinId5108</text:p>
          </table:table-cell>
          <table:table-cell table:style-name="ce21"/>
          <table:table-cell office:value-type="string">
            <text:p>N/A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23"/>
          <table:table-cell office:value-type="string">
            <text:p>various-format release</text:p>
          </table:table-cell>
          <table:table-cell table:number-columns-repeated="990"/>
        </table:table-row>
        <table:table-row table:style-name="ro1">
          <table:table-cell office:value-type="float" office:value="5221">
            <text:p>5221</text:p>
          </table:table-cell>
          <table:table-cell table:number-columns-repeated="2"/>
          <table:table-cell office:value-type="string">
            <text:p>14 March 2014</text:p>
          </table:table-cell>
          <table:table-cell office:value-type="string">
            <text:p>Demos 14 March 2014</text:p>
          </table:table-cell>
          <table:table-cell table:number-columns-repeated="1019"/>
        </table:table-row>
        <table:table-row table:style-name="ro1">
          <table:table-cell office:value-type="float" office:value="5220">
            <text:p>5220</text:p>
          </table:table-cell>
          <table:table-cell table:number-columns-repeated="2"/>
          <table:table-cell office:value-type="string">
            <text:p>7 June 2014</text:p>
          </table:table-cell>
          <table:table-cell office:value-type="string">
            <text:p>Apoplectic</text:p>
          </table:table-cell>
          <table:table-cell office:value-type="string">
            <text:p>ApoplecticFuturamerlinID5220</text:p>
          </table:table-cell>
          <table:table-cell office:value-type="string">
            <text:p>FLAC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06"/>
        </table:table-row>
        <table:table-row table:style-name="ro5">
          <table:table-cell office:value-type="float" office:value="5222">
            <text:p>5222</text:p>
          </table:table-cell>
          <table:table-cell table:number-columns-repeated="2"/>
          <table:table-cell office:value-type="string">
            <text:p>3 August 2014</text:p>
          </table:table-cell>
          <table:table-cell office:value-type="string">
            <text:p>Until (rough unfinished versions) <text:s/>/ アンティル・【ラフ・アンフィニッシュト・バーション】</text:p>
          </table:table-cell>
          <table:table-cell office:value-type="string">
            <text:p>UntilFuturamerlinID5222</text:p>
          </table:table-cell>
          <table:table-cell office:value-type="string">
            <text:p>FLAC</text:p>
          </table:table-cell>
          <table:table-cell table:number-columns-repeated="6"/>
          <table:table-cell table:number-columns-repeated="2"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1005"/>
        </table:table-row>
        <table:table-row table:style-name="ro5" table:number-rows-repeated="1048362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noeyFuturamerlincom1" svg:font-family="AnoeyFuturamerlincom"/>
    <style:font-face style:name="Helvetica-Light" svg:font-family="Helvetica-Light" style:font-family-generic="swiss"/>
    <style:font-face style:name="VL-Gothic-Regular" svg:font-family="VL-Gothic-Regular" style:font-family-generic="swiss"/>
    <style:font-face style:name="AnoeyFuturamerlincom" svg:font-family="AnoeyFuturamerlincom" style:font-pitch="variable"/>
    <style:font-face style:name="AnoeyTuinelanFuturamerlincom" svg:font-family="AnoeyTuinelanFuturamerlincom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3">08/03/2014</text:date>, <text:time>18:0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reathe </meta:initial-creator>
    <meta:creation-date>2014-01-27T22:14:37.331687615</meta:creation-date>
    <dc:date>2014-08-03T18:01:03</dc:date>
    <meta:editing-duration>PT12H17M22S</meta:editing-duration>
    <meta:editing-cycles>123</meta:editing-cycles>
    <meta:generator>OpenOffice/4.0.1$Unix OpenOffice.org_project/401m5$Build-9714</meta:generator>
    <dc:creator>Tom Wallace</dc:creator>
    <meta:document-statistic meta:table-count="1" meta:cell-count="677" meta:object-count="0"/>
  </office:meta>
</office:document-meta>
</file>